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office:value-type="float" office:value="0" calcext:value-type="float">
            <text:p>0</text:p>
          </table:table-cell>
          <table:table-cell table:formula="of:=SIN(RADIANS([.A1]))" office:value-type="float" office:value="0" calcext:value-type="float">
            <text:p>0</text:p>
          </table:table-cell>
          <table:table-cell table:formula="of:=(COS(RADIANS([.A1])))" office:value-type="float" office:value="1" calcext:value-type="float">
            <text:p>1</text:p>
          </table:table-cell>
          <table:table-cell table:formula="of:=(640*[.C1])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11.25" calcext:value-type="float">
            <text:p>11.25</text:p>
          </table:table-cell>
          <table:table-cell table:formula="of:=SIN(RADIANS([.A2]))" office:value-type="float" office:value="0.195090322016128" calcext:value-type="float">
            <text:p>0.195090322</text:p>
          </table:table-cell>
          <table:table-cell table:formula="of:=(COS(RADIANS([.A2])))" office:value-type="float" office:value="0.98078528040323" calcext:value-type="float">
            <text:p>0.9807852804</text:p>
          </table:table-cell>
          <table:table-cell table:formula="of:=(640*[.C2])" office:value-type="float" office:value="627.702579458068" calcext:value-type="float">
            <text:p>628</text:p>
          </table:table-cell>
          <table:table-cell table:formula="of:=(640*[.B2])" office:value-type="float" office:value="124.857806090322" calcext:value-type="float">
            <text:p>12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SIN(RADIANS([.A3]))" office:value-type="float" office:value="0.38268343236509" calcext:value-type="float">
            <text:p>0.3826834324</text:p>
          </table:table-cell>
          <table:table-cell table:formula="of:=(COS(RADIANS([.A3])))" office:value-type="float" office:value="0.923879532511287" calcext:value-type="float">
            <text:p>0.9238795325</text:p>
          </table:table-cell>
          <table:table-cell table:formula="of:=(640*[.C3])" office:value-type="float" office:value="591.282900807224" calcext:value-type="float">
            <text:p>591</text:p>
          </table:table-cell>
          <table:table-cell table:formula="of:=(640*[.B3])" office:value-type="float" office:value="244.917396713657" calcext:value-type="float">
            <text:p>245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table:formula="of:=SIN(RADIANS([.A4]))" office:value-type="float" office:value="0.555570233019602" calcext:value-type="float">
            <text:p>0.555570233</text:p>
          </table:table-cell>
          <table:table-cell table:formula="of:=(COS(RADIANS([.A4])))" office:value-type="float" office:value="0.831469612302545" calcext:value-type="float">
            <text:p>0.8314696123</text:p>
          </table:table-cell>
          <table:table-cell table:formula="of:=(640*[.C4])" office:value-type="float" office:value="532.140551873629" calcext:value-type="float">
            <text:p>532</text:p>
          </table:table-cell>
          <table:table-cell table:formula="of:=(640*[.B4])" office:value-type="float" office:value="355.564949132545" calcext:value-type="float">
            <text:p>3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RADIANS([.A5]))" office:value-type="float" office:value="0.707106781186547" calcext:value-type="float">
            <text:p>0.7071067812</text:p>
          </table:table-cell>
          <table:table-cell table:formula="of:=(COS(RADIANS([.A5])))" office:value-type="float" office:value="0.707106781186548" calcext:value-type="float">
            <text:p>0.7071067812</text:p>
          </table:table-cell>
          <table:table-cell table:formula="of:=(640*[.C5])" office:value-type="float" office:value="452.54833995939" calcext:value-type="float">
            <text:p>453</text:p>
          </table:table-cell>
          <table:table-cell table:formula="of:=(640*[.B5])" office:value-type="float" office:value="452.54833995939" calcext:value-type="float">
            <text:p>453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table:style-name="ce1" table:formula="of:=SIN(RADIANS([.A6]))" office:value-type="float" office:value="0.831469612302545" calcext:value-type="float">
            <text:p>0.8314696123</text:p>
          </table:table-cell>
          <table:table-cell table:formula="of:=(COS(RADIANS([.A6])))" office:value-type="float" office:value="0.555570233019602" calcext:value-type="float">
            <text:p>0.555570233</text:p>
          </table:table-cell>
          <table:table-cell table:formula="of:=(640*[.C6])" office:value-type="float" office:value="355.564949132545" calcext:value-type="float">
            <text:p>356</text:p>
          </table:table-cell>
          <table:table-cell table:formula="of:=(640*[.B6])" office:value-type="float" office:value="532.140551873629" calcext:value-type="float">
            <text:p>532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SIN(RADIANS([.A7]))" office:value-type="float" office:value="0.923879532511287" calcext:value-type="float">
            <text:p>0.9238795325</text:p>
          </table:table-cell>
          <table:table-cell table:formula="of:=(COS(RADIANS([.A7])))" office:value-type="float" office:value="0.38268343236509" calcext:value-type="float">
            <text:p>0.3826834324</text:p>
          </table:table-cell>
          <table:table-cell table:formula="of:=(640*[.C7])" office:value-type="float" office:value="244.917396713657" calcext:value-type="float">
            <text:p>245</text:p>
          </table:table-cell>
          <table:table-cell table:formula="of:=(640*[.B7])" office:value-type="float" office:value="591.282900807224" calcext:value-type="float">
            <text:p>591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table:formula="of:=SIN(RADIANS([.A8]))" office:value-type="float" office:value="0.98078528040323" calcext:value-type="float">
            <text:p>0.9807852804</text:p>
          </table:table-cell>
          <table:table-cell table:formula="of:=(COS(RADIANS([.A8])))" office:value-type="float" office:value="0.195090322016128" calcext:value-type="float">
            <text:p>0.195090322</text:p>
          </table:table-cell>
          <table:table-cell table:formula="of:=(640*[.C8])" office:value-type="float" office:value="124.857806090322" calcext:value-type="float">
            <text:p>125</text:p>
          </table:table-cell>
          <table:table-cell table:formula="of:=(640*[.B8])" office:value-type="float" office:value="627.702579458068" calcext:value-type="float">
            <text:p>6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RADIANS([.A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640*[.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.25" calcext:value-type="float">
            <text:p>101.25</text:p>
          </table:table-cell>
          <table:table-cell table:formula="of:=SIN(RADIANS([.A10]))" office:value-type="float" office:value="0.98078528040323" calcext:value-type="float">
            <text:p>0.9807852804</text:p>
          </table:table-cell>
          <table:table-cell table:formula="of:=(COS(RADIANS([.A10])))" office:value-type="float" office:value="-0.195090322016128" calcext:value-type="float">
            <text:p>-0.195090322</text:p>
          </table:table-cell>
          <table:table-cell table:formula="of:=(640*[.C10])" office:value-type="float" office:value="-124.857806090322" calcext:value-type="float">
            <text:p>-125</text:p>
          </table:table-cell>
          <table:table-cell table:formula="of:=(640*[.B10])" office:value-type="float" office:value="627.702579458068" calcext:value-type="float">
            <text:p>628</text:p>
          </table:table-cell>
        </table:table-row>
        <table:table-row table:style-name="ro2">
          <table:table-cell office:value-type="float" office:value="112.5" calcext:value-type="float">
            <text:p>112.5</text:p>
          </table:table-cell>
          <table:table-cell table:formula="of:=SIN(RADIANS([.A11]))" office:value-type="float" office:value="0.923879532511287" calcext:value-type="float">
            <text:p>0.9238795325</text:p>
          </table:table-cell>
          <table:table-cell table:formula="of:=(COS(RADIANS([.A11])))" office:value-type="float" office:value="-0.38268343236509" calcext:value-type="float">
            <text:p>-0.3826834324</text:p>
          </table:table-cell>
          <table:table-cell table:formula="of:=(640*[.C11])" office:value-type="float" office:value="-244.917396713657" calcext:value-type="float">
            <text:p>-245</text:p>
          </table:table-cell>
          <table:table-cell table:formula="of:=(640*[.B11])" office:value-type="float" office:value="591.282900807224" calcext:value-type="float">
            <text:p>591</text:p>
          </table:table-cell>
        </table:table-row>
        <table:table-row table:style-name="ro1">
          <table:table-cell office:value-type="float" office:value="123.75" calcext:value-type="float">
            <text:p>123.75</text:p>
          </table:table-cell>
          <table:table-cell table:formula="of:=SIN(RADIANS([.A12]))" office:value-type="float" office:value="0.831469612302545" calcext:value-type="float">
            <text:p>0.8314696123</text:p>
          </table:table-cell>
          <table:table-cell table:formula="of:=(COS(RADIANS([.A12])))" office:value-type="float" office:value="-0.555570233019602" calcext:value-type="float">
            <text:p>-0.555570233</text:p>
          </table:table-cell>
          <table:table-cell table:formula="of:=(640*[.C12])" office:value-type="float" office:value="-355.564949132545" calcext:value-type="float">
            <text:p>-356</text:p>
          </table:table-cell>
          <table:table-cell table:formula="of:=(640*[.B12])" office:value-type="float" office:value="532.140551873629" calcext:value-type="float">
            <text:p>5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RADIANS([.A13]))" office:value-type="float" office:value="0.707106781186548" calcext:value-type="float">
            <text:p>0.7071067812</text:p>
          </table:table-cell>
          <table:table-cell table:formula="of:=(COS(RADIANS([.A13])))" office:value-type="float" office:value="-0.707106781186547" calcext:value-type="float">
            <text:p>-0.7071067812</text:p>
          </table:table-cell>
          <table:table-cell table:formula="of:=(640*[.C13])" office:value-type="float" office:value="-452.54833995939" calcext:value-type="float">
            <text:p>-453</text:p>
          </table:table-cell>
          <table:table-cell table:formula="of:=(640*[.B13])" office:value-type="float" office:value="452.54833995939" calcext:value-type="float">
            <text:p>453</text:p>
          </table:table-cell>
        </table:table-row>
        <table:table-row table:style-name="ro1">
          <table:table-cell office:value-type="float" office:value="146.25" calcext:value-type="float">
            <text:p>146.25</text:p>
          </table:table-cell>
          <table:table-cell table:formula="of:=SIN(RADIANS([.A14]))" office:value-type="float" office:value="0.555570233019602" calcext:value-type="float">
            <text:p>0.555570233</text:p>
          </table:table-cell>
          <table:table-cell table:formula="of:=(COS(RADIANS([.A14])))" office:value-type="float" office:value="-0.831469612302545" calcext:value-type="float">
            <text:p>-0.8314696123</text:p>
          </table:table-cell>
          <table:table-cell table:formula="of:=(640*[.C14])" office:value-type="float" office:value="-532.140551873629" calcext:value-type="float">
            <text:p>-532</text:p>
          </table:table-cell>
          <table:table-cell table:formula="of:=(640*[.B14])" office:value-type="float" office:value="355.564949132545" calcext:value-type="float">
            <text:p>356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table:formula="of:=SIN(RADIANS([.A15]))" office:value-type="float" office:value="0.38268343236509" calcext:value-type="float">
            <text:p>0.3826834324</text:p>
          </table:table-cell>
          <table:table-cell table:formula="of:=(COS(RADIANS([.A15])))" office:value-type="float" office:value="-0.923879532511287" calcext:value-type="float">
            <text:p>-0.9238795325</text:p>
          </table:table-cell>
          <table:table-cell table:formula="of:=(640*[.C15])" office:value-type="float" office:value="-591.282900807224" calcext:value-type="float">
            <text:p>-591</text:p>
          </table:table-cell>
          <table:table-cell table:formula="of:=(640*[.B15])" office:value-type="float" office:value="244.917396713658" calcext:value-type="float">
            <text:p>245</text:p>
          </table:table-cell>
        </table:table-row>
        <table:table-row table:style-name="ro1">
          <table:table-cell office:value-type="float" office:value="168.75" calcext:value-type="float">
            <text:p>168.75</text:p>
          </table:table-cell>
          <table:table-cell table:formula="of:=SIN(RADIANS([.A16]))" office:value-type="float" office:value="0.195090322016128" calcext:value-type="float">
            <text:p>0.195090322</text:p>
          </table:table-cell>
          <table:table-cell table:formula="of:=(COS(RADIANS([.A16])))" office:value-type="float" office:value="-0.98078528040323" calcext:value-type="float">
            <text:p>-0.9807852804</text:p>
          </table:table-cell>
          <table:table-cell table:formula="of:=(640*[.C16])" office:value-type="float" office:value="-627.702579458068" calcext:value-type="float">
            <text:p>-628</text:p>
          </table:table-cell>
          <table:table-cell table:formula="of:=(640*[.B16])" office:value-type="float" office:value="124.857806090322" calcext:value-type="float">
            <text:p>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(COS(RADIANS([.A17])))" office:value-type="float" office:value="-1" calcext:value-type="float">
            <text:p>-1</text:p>
          </table:table-cell>
          <table:table-cell table:formula="of:=(640*[.C17])" office:value-type="float" office:value="-640" calcext:value-type="float">
            <text:p>-640</text:p>
          </table:table-cell>
          <table:table-cell table:formula="of:=(640*[.B17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ttom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318, 246</text:p>
          </table:table-cell>
          <table:table-cell table:number-columns-repeated="3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2:38:04.190978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olmodin</meta:initial-creator>
    <meta:creation-date>2016-12-06T19:24:25.160216199</meta:creation-date>
    <dc:date>2016-12-08T15:02:54.839106872</dc:date>
    <dc:creator>MIchael Kolmodin</dc:creator>
    <meta:editing-duration>PT2H45M23S</meta:editing-duration>
    <meta:editing-cycles>4</meta:editing-cycles>
    <meta:generator>LibreOffice/5.0.4.2$Linux_X86_64 LibreOffice_project/00$Build-2</meta:generator>
    <meta:document-statistic meta:table-count="1" meta:cell-count="87" meta:object-count="0"/>
  </office:meta>
</office:document-meta>
</file>